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2.4252in"/>
    </style:style>
    <style:style style:name="co4" style:family="table-column">
      <style:table-column-properties fo:break-before="auto" style:column-width="3.4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/>
      <style:text-properties fo:color="#ffffff" style:text-outline="false" style:text-line-through-styl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3" style:family="table-cell" style:parent-style-name="Default">
      <style:table-cell-properties fo:background-color="#999999"/>
      <style:text-properties fo:color="#ffffff" style:font-name="Arial1" fo:font-size="12pt" fo:font-weight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Code </text:p>
          </table:table-cell>
          <table:table-cell table:style-name="ce3" office:value-type="string">
            <text:p>Libellé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ontraintes</text:p>
          </table:table-cell>
          <table:table-cell table:style-name="ce1" office:value-type="string">
            <text:p>Règle de calcul 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numStag</text:p>
          </table:table-cell>
          <table:table-cell office:value-type="string">
            <text:p>Numéro de stagiaire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1">
          <table:table-cell office:value-type="string">
            <text:p>nomStag</text:p>
          </table:table-cell>
          <table:table-cell office:value-type="string">
            <text:p>Nom de stagiaire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preStag</text:p>
          </table:table-cell>
          <table:table-cell office:value-type="string">
            <text:p>Prénom de stagiaire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datNai</text:p>
          </table:table-cell>
          <table:table-cell office:value-type="string">
            <text:p>date de naissance de stagiaire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>
            <text:p>codeSex</text:p>
          </table:table-cell>
          <table:table-cell office:value-type="string">
            <text:p>Code sexe</text:p>
          </table:table-cell>
          <table:table-cell office:value-type="string">
            <text:p>Chaîne(1)</text:p>
          </table:table-cell>
          <table:table-cell office:value-type="string">
            <text:p>H ou F</text:p>
          </table:table-cell>
          <table:table-cell table:number-columns-repeated="1020"/>
        </table:table-row>
        <table:table-row table:style-name="ro1">
          <table:table-cell office:value-type="string">
            <text:p>libSex</text:p>
          </table:table-cell>
          <table:table-cell office:value-type="string">
            <text:p>Libellé du sexe</text:p>
          </table:table-cell>
          <table:table-cell office:value-type="string">
            <text:p>Chaîne(7)</text:p>
          </table:table-cell>
          <table:table-cell office:value-type="string">
            <text:p>Homme ou Femme</text:p>
          </table:table-cell>
          <table:table-cell table:number-columns-repeated="1020"/>
        </table:table-row>
        <table:table-row table:style-name="ro1">
          <table:table-cell office:value-type="string">
            <text:p>adrStag</text:p>
          </table:table-cell>
          <table:table-cell office:value-type="string">
            <text:p>Adresse de stagiaire</text:p>
          </table:table-cell>
          <table:table-cell office:value-type="string">
            <text:p>Chaîne(50)</text:p>
          </table:table-cell>
          <table:table-cell table:number-columns-repeated="1021"/>
        </table:table-row>
        <table:table-row table:style-name="ro1">
          <table:table-cell office:value-type="string">
            <text:p>telStag</text:p>
          </table:table-cell>
          <table:table-cell office:value-type="string">
            <text:p>Numéro de téléphone de stagiaire</text:p>
          </table:table-cell>
          <table:table-cell office:value-type="string">
            <text:p>Entier</text:p>
          </table:table-cell>
          <table:table-cell table:style-name="ce7" office:value-type="string">
            <text:p>10 chiffres</text:p>
          </table:table-cell>
          <table:table-cell table:number-columns-repeated="1020"/>
        </table:table-row>
        <table:table-row table:style-name="ro1">
          <table:table-cell office:value-type="string">
            <text:p>mailStag</text:p>
          </table:table-cell>
          <table:table-cell office:value-type="string">
            <text:p>Adresse mail de stagiaire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numInsc</text:p>
          </table:table-cell>
          <table:table-cell office:value-type="string">
            <text:p>numéro d'inscription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1">
          <table:table-cell office:value-type="string">
            <text:p>NivApp</text:p>
          </table:table-cell>
          <table:table-cell office:value-type="string">
            <text:p>Niveau d'apprentissage de la séance</text:p>
          </table:table-cell>
          <table:table-cell table:number-columns-repeated="1022"/>
        </table:table-row>
        <table:table-row table:style-name="ro3">
          <table:table-cell office:value-type="string">
            <text:p>Acquis</text:p>
          </table:table-cell>
          <table:table-cell table:style-name="ce4" office:value-type="string">
            <text:p>Titre professionnel acquis ou non</text:p>
          </table:table-cell>
          <table:table-cell office:value-type="string">
            <text:p>Boolean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numForm</text:p>
          </table:table-cell>
          <table:table-cell table:style-name="ce5" office:value-type="string">
            <text:p>Numéro national de la formation</text:p>
          </table:table-cell>
          <table:table-cell table:style-name="ce2" office:value-type="string">
            <text:p>Entier</text:p>
          </table:table-cell>
          <table:table-cell table:style-name="ce5"/>
          <table:table-cell table:style-name="ce2" table:number-columns-repeated="1020"/>
        </table:table-row>
        <table:table-row table:style-name="ro4">
          <table:table-cell table:style-name="ce2" office:value-type="string">
            <text:p>intForm</text:p>
          </table:table-cell>
          <table:table-cell table:style-name="ce5" office:value-type="string">
            <text:p>Intitulé de la formation</text:p>
          </table:table-cell>
          <table:table-cell table:style-name="ce6" office:value-type="string">
            <text:p>Chaîne(30) </text:p>
          </table:table-cell>
          <table:table-cell table:style-name="ce5" office:value-type="string">
            <text:p>&gt;0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nivForm</text:p>
          </table:table-cell>
          <table:table-cell table:style-name="ce4" office:value-type="string">
            <text:p>Niveau de <text:s/>formation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>
            <text:p>durForm</text:p>
          </table:table-cell>
          <table:table-cell table:style-name="ce4" office:value-type="string">
            <text:p>La durée de formation en heures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Sess</text:p>
          </table:table-cell>
          <table:table-cell office:value-type="string">
            <text:p>Numéro de session de formatioàn</text:p>
          </table:table-cell>
          <table:table-cell office:value-type="string">
            <text:p>Entier</text:p>
          </table:table-cell>
          <table:table-cell table:number-columns-repeated="1021"/>
        </table:table-row>
        <table:table-row table:style-name="ro1">
          <table:table-cell office:value-type="string">
            <text:p>debSess</text:p>
          </table:table-cell>
          <table:table-cell office:value-type="string">
            <text:p>Date de début de session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>
            <text:p>finSess</text:p>
          </table:table-cell>
          <table:table-cell office:value-type="string">
            <text:p>Date de fin de session</text:p>
          </table:table-cell>
          <table:table-cell office:value-type="string">
            <text:p>date</text:p>
          </table:table-cell>
          <table:table-cell/>
          <table:table-cell office:value-type="string">
            <text:p>Calculé de la date de début et la duré de formation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3/30/2021</text:date>, <text:time>14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51M51S</meta:editing-duration>
    <meta:editing-cycles>4</meta:editing-cycles>
    <meta:generator>OpenOffice.org/3.2$Win32 OpenOffice.org_project/320m18$Build-9502</meta:generator>
    <dc:date>2021-03-30T14:03:37.66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